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6cm" draw:marker-end-width="0.276cm" draw:fill="solid" draw:fill-color="#e6e6ff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102cm" svg:stroke-color="#ff0000" draw:marker-start-width="0.353cm" draw:marker-end-width="0.353cm" draw:fill="solid" draw:fill-color="#0000ff" draw:textarea-horizontal-align="center" draw:textarea-vertical-align="middle" fo:padding-top="0.1cm" fo:padding-bottom="0.1cm" fo:padding-left="0.225cm" fo:padding-right="0.22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width="0.152cm" svg:stroke-color="#008000" draw:marker-start-width="0.428cm" draw:marker-end="Arrow" draw:marker-end-width="0.528cm" draw:fill="none" draw:textarea-horizontal-align="center" draw:textarea-vertical-align="middle" fo:padding-top="0.125cm" fo:padding-bottom="0.125cm" fo:padding-left="0.25cm" fo:padding-right="0.25cm"/>
    </style:style>
    <style:style style:name="gr5" style:family="graphic" style:parent-style-name="standard">
      <style:graphic-properties draw:fill="solid" draw:fill-color="#ff00ff" draw:textarea-vertical-align="middle"/>
    </style:style>
    <style:style style:name="gr6" style:family="graphic" style:parent-style-name="objectwithoutfill">
      <style:graphic-properties svg:stroke-width="0.102cm" svg:stroke-color="#000000" draw:marker-start-width="0.353cm" draw:marker-end="Arrow" draw:marker-end-width="0.453cm" draw:fill="none" draw:textarea-horizontal-align="center" draw:textarea-vertical-align="middle" fo:padding-top="0.1cm" fo:padding-bottom="0.1cm" fo:padding-left="0.225cm" fo:padding-right="0.225cm"/>
    </style:style>
    <style:style style:name="gr7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8" style:family="graphic" style:parent-style-name="objectwithoutfill">
      <style:graphic-properties svg:stroke-width="0.152cm" svg:stroke-color="#00ffff" draw:marker-start-width="0.427cm" draw:marker-end-width="0.427cm" draw:fill="none" draw:textarea-horizontal-align="center" draw:textarea-vertical-align="middle" fo:padding-top="0.2cm" fo:padding-bottom="0.2cm" fo:padding-left="0.325cm" fo:padding-right="0.325cm"/>
    </style:style>
    <style:style style:name="gr9" style:family="graphic" style:parent-style-name="standard">
      <style:graphic-properties svg:stroke-width="0.102cm" svg:stroke-color="#ff0000" draw:marker-start-width="0.353cm" draw:marker-end-width="0.353cm" draw:fill="solid" draw:fill-color="#0099ff" draw:textarea-horizontal-align="center" draw:textarea-vertical-align="middle" fo:padding-top="0.1cm" fo:padding-bottom="0.1cm" fo:padding-left="0.225cm" fo:padding-right="0.22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5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008000" fo:font-size="20pt" fo:font-weight="bold" style:font-size-asian="20pt" style:font-weight-asian="bold" style:font-size-complex="20pt" style:font-weight-complex="bold"/>
    </style:style>
    <style:style style:name="P3" style:family="paragraph">
      <style:text-properties fo:color="#ff0000" fo:font-size="30pt" fo:font-weight="bold" style:font-size-asian="30pt" style:font-weight-asian="bold" style:font-size-complex="30pt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sub 58%"/>
    </style:style>
    <style:style style:name="T3" style:family="text">
      <style:text-properties style:text-position="0% 100%"/>
    </style:style>
    <style:style style:name="T4" style:family="text">
      <style:text-properties fo:color="#008000" fo:font-size="20pt" fo:font-weight="bold" style:font-size-asian="20pt" style:font-weight-asian="bold" style:font-size-complex="20pt" style:font-weight-complex="bold"/>
    </style:style>
    <style:style style:name="T5" style:family="text">
      <style:text-properties fo:color="#008000" style:text-position="sub 58%" fo:font-size="20pt" fo:font-weight="bold" style:font-size-asian="20pt" style:font-weight-asian="bold" style:font-size-complex="20pt" style:font-weight-complex="bold"/>
    </style:style>
    <style:style style:name="T6" style:family="text">
      <style:text-properties fo:color="#ff0000" fo:font-size="30pt" fo:font-weight="bold" style:font-size-asian="30pt" style:font-weight-asian="bold" style:font-size-complex="3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.143cm" svg:height="5.207cm" svg:x="9.101cm" svg:y="9.89cm">
          <text:p/>
        </draw:rect>
        <draw:rect draw:style-name="gr2" draw:layer="layout" svg:width="1.27cm" svg:height="1.27cm" svg:x="12.684cm" svg:y="5.445cm">
          <text:p/>
        </draw:rect>
        <draw:frame draw:style-name="gr3" draw:text-style-name="P1" draw:layer="layout" svg:width="5.26cm" svg:height="3.328cm" svg:x="13.7cm" svg:y="10.709cm">
          <draw:text-box>
            <text:p text:style-name="P1">LYSO-tungsten</text:p>
            <text:p text:style-name="P1">Shashlik Cell</text:p>
            <text:p text:style-name="P1">1.4x1.4 cm<text:span text:style-name="T1">2</text:span> area</text:p>
            <text:p text:style-name="P1">24.5 X<text:span text:style-name="T2">0 </text:span><text:span text:style-name="T3">length</text:span></text:p>
          </draw:text-box>
        </draw:frame>
        <draw:frame draw:style-name="gr3" draw:text-style-name="P2" draw:layer="layout" svg:width="4.029cm" svg:height="1.271cm" svg:x="14.624cm" svg:y="17.001cm">
          <draw:text-box>
            <text:p><text:span text:style-name="T4">Measure t</text:span><text:span text:style-name="T5">0</text:span></text:p>
          </draw:text-box>
        </draw:frame>
        <draw:frame draw:style-name="gr3" draw:text-style-name="P2" draw:layer="layout" svg:width="4.029cm" svg:height="1.271cm" svg:x="1.262cm" svg:y="9.3cm">
          <draw:text-box>
            <text:p><text:span text:style-name="T4">Measure t</text:span><text:span text:style-name="T5">1</text:span></text:p>
          </draw:text-box>
        </draw:frame>
        <draw:line draw:style-name="gr4" draw:layer="layout" svg:x1="14.335cm" svg:y1="17.256cm" svg:x2="10.906cm" svg:y2="17.256cm">
          <text:p/>
        </draw:line>
        <draw:line draw:style-name="gr4" draw:layer="layout" svg:x1="2.986cm" svg:y1="9.001cm" svg:x2="4.51cm" svg:y2="6.207cm">
          <text:p/>
        </draw:line>
        <draw:frame draw:style-name="gr3" draw:text-style-name="P3" draw:layer="layout" svg:width="3.385cm" svg:height="1.432cm" svg:x="8.056cm" svg:y="1.089cm">
          <draw:text-box>
            <text:p><text:span text:style-name="T6">Beam</text:span></text:p>
          </draw:text-box>
        </draw:frame>
        <draw:rect draw:style-name="gr5" draw:text-style-name="P1" draw:layer="layout" svg:width="0.381cm" svg:height="0.381cm" svg:x="9.509cm" svg:y="6.496cm">
          <text:p/>
        </draw:rect>
        <draw:frame draw:style-name="gr3" draw:text-style-name="P1" draw:layer="layout" svg:width="3.431cm" svg:height="2.408cm" svg:x="3.286cm" svg:y="1.381cm">
          <draw:text-box>
            <text:p text:style-name="P1">1x1 cm<text:span text:style-name="T1">2</text:span></text:p>
            <text:p text:style-name="P1">Scintillator</text:p>
            <text:p text:style-name="P1">Counter</text:p>
          </draw:text-box>
        </draw:frame>
        <draw:line draw:style-name="gr6" draw:layer="layout" svg:x1="6.461cm" svg:y1="3.54cm" svg:x2="9.255cm" svg:y2="6.334cm">
          <text:p/>
        </draw:line>
        <draw:line draw:style-name="gr6" draw:layer="layout" svg:x1="13.954cm" svg:y1="11.979cm" svg:x2="11.033cm" svg:y2="11.725cm">
          <text:p/>
        </draw:line>
        <draw:custom-shape draw:style-name="gr7" draw:text-style-name="P1" draw:layer="layout" svg:width="1.043cm" svg:height="2.794cm" svg:x="9.228cm" svg:y="2.84cm">
          <text:p/>
          <draw:enhanced-geometry svg:viewBox="0 0 21600 21600" draw:text-areas="?f0 0 ?f2 ?f5" draw:type="down-arrow" draw:modifiers="13701.8962432916 5213.7931034482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path draw:style-name="gr8" draw:layer="layout" svg:width="6.942cm" svg:height="2.407cm" draw:transform="skewX (0.842470429937504) rotate (1.41214589778835) translate (9.63599999573654cm 9.889999993337cm)" svg:viewBox="0 0 6943 2408" svg:d="m0 0c3859 0 6943 2408 6943 2408">
          <text:p/>
        </draw:path>
        <draw:line draw:style-name="gr8" draw:layer="layout" svg:x1="9.636cm" svg:y1="15.224cm" svg:x2="9.636cm" svg:y2="9.89cm">
          <text:p/>
        </draw:line>
        <draw:rect draw:style-name="gr9" draw:layer="layout" svg:width="1.27cm" svg:height="1.27cm" svg:x="9.128cm" svg:y="16.494cm">
          <text:p/>
        </draw:rect>
        <draw:frame draw:style-name="gr3" draw:text-style-name="P1" draw:layer="layout" svg:width="4.456cm" svg:height="2.384cm" svg:x="14.451cm" svg:y="14.589cm">
          <draw:text-box>
            <text:p text:style-name="P1">MCP-PMT </text:p>
            <text:p text:style-name="P1">Reference</text:p>
            <text:p text:style-name="P1">Photodetector</text:p>
          </draw:text-box>
        </draw:frame>
        <draw:frame draw:style-name="gr10" draw:text-style-name="P1" draw:layer="layout" svg:width="5.654cm" svg:height="1.705cm" svg:x="13.573cm" svg:y="2.016cm">
          <draw:text-box>
            <text:p text:style-name="P1">Scintillation Signal</text:p>
            <text:p text:style-name="P1">SiPMs</text:p>
          </draw:text-box>
        </draw:frame>
        <draw:frame draw:style-name="gr3" draw:text-style-name="P2" draw:layer="layout" svg:width="4.029cm" svg:height="1.271cm" svg:x="14.462cm" svg:y="3.667cm">
          <draw:text-box>
            <text:p><text:span text:style-name="T4">Measure t</text:span><text:span text:style-name="T5">1</text:span></text:p>
          </draw:text-box>
        </draw:frame>
        <draw:line draw:style-name="gr4" draw:layer="layout" svg:x1="15.859cm" svg:y1="4.683cm" svg:x2="14.462cm" svg:y2="6.207cm">
          <text:p/>
        </draw:line>
        <draw:frame draw:style-name="gr3" draw:text-style-name="P1" draw:layer="layout" svg:width="2.585cm" svg:height="1.673cm" svg:x="3.559cm" svg:y="13.573cm">
          <draw:text-box>
            <text:p text:style-name="P1">4 WLS </text:p>
            <text:p text:style-name="P1">Fibers</text:p>
          </draw:text-box>
        </draw:frame>
        <draw:line draw:style-name="gr6" draw:layer="layout" svg:x1="6.207cm" svg:y1="13.573cm" svg:x2="8.874cm" svg:y2="9.128cm">
          <text:p/>
        </draw:line>
        <draw:path draw:style-name="gr8" draw:layer="layout" svg:width="3.15cm" svg:height="2.203cm" draw:transform="skewX (0.274365758413457) rotate (1.23098072143137) translate (9.63599999591419cm 9.76299999711194cm)" svg:viewBox="0 0 3151 2204" svg:d="m0 0c1752 0 3151 2204 3151 2204">
          <text:p/>
        </draw:path>
        <draw:rect draw:style-name="gr2" draw:layer="layout" svg:width="1.27cm" svg:height="1.27cm" svg:x="12.557cm" svg:y="7.477cm">
          <text:p/>
        </draw:rect>
        <draw:line draw:style-name="gr4" draw:layer="layout" svg:x1="15.86cm" svg:y1="4.607cm" svg:x2="14.208cm" svg:y2="8.366cm">
          <text:p/>
        </draw:line>
        <draw:path draw:style-name="gr8" draw:layer="layout" svg:width="6.949cm" svg:height="2.505cm" draw:transform="skewX (-0.817163155783591) rotate (-1.40568817955715) translate (8.52369815732266cm 2.9534754792525cm)" svg:viewBox="0 0 6950 2506" svg:d="m6950 0c-3863 0-6950 2506-6950 2506">
          <text:p/>
        </draw:path>
        <draw:path draw:style-name="gr8" draw:layer="layout" svg:width="3.164cm" svg:height="2.284cm" draw:transform="skewX (-0.242251700176767) rotate (-1.2180652849678) translate (8.57244926992001cm 6.71141614275532cm)" svg:viewBox="0 0 3165 2285" svg:d="m3165 0c-1760 1-3165 2285-3165 2285">
          <text:p/>
        </draw:path>
        <draw:rect draw:style-name="gr2" draw:layer="layout" svg:width="1.27cm" svg:height="1.27cm" svg:x="5.137cm" svg:y="5.272cm">
          <text:p/>
        </draw:rect>
        <draw:rect draw:style-name="gr2" draw:layer="layout" svg:width="1.27cm" svg:height="1.27cm" svg:x="5.21cm" svg:y="7.404cm">
          <text:p/>
        </draw:rect>
        <draw:line draw:style-name="gr4" draw:layer="layout" svg:x1="2.986cm" svg:y1="9.001cm" svg:x2="4.967cm" svg:y2="7.985cm">
          <text:p/>
        </draw:line>
        <draw:frame draw:style-name="gr10" draw:text-style-name="P1" draw:layer="layout" svg:width="5.654cm" svg:height="1.705cm" svg:x="1cm" svg:y="10.371cm">
          <draw:text-box>
            <text:p text:style-name="P1">Scintillation Signal</text:p>
            <text:p text:style-name="P1">SiPM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8-31T10:44:29</meta:creation-date>
    <dc:date>2017-09-21T09:16:03</dc:date>
    <meta:editing-duration>PT39M3S</meta:editing-duration>
    <meta:editing-cycles>7</meta:editing-cycles>
    <meta:generator>OpenOffice.org/3.4.1$Unix OpenOffice.org_project/341m1$Build-9593</meta:generator>
    <meta:document-statistic meta:object-count="31"/>
  </office:meta>
</office:document-meta>
</file>